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1f391" officeooo:paragraph-rsid="0001f391"/>
    </style:style>
    <style:style style:name="P2" style:family="paragraph" style:parent-style-name="Standard">
      <style:text-properties officeooo:rsid="0001f391" officeooo:paragraph-rsid="0003bb73"/>
    </style:style>
    <style:style style:name="P3" style:family="paragraph" style:parent-style-name="Standard">
      <style:text-properties officeooo:rsid="0001f391" officeooo:paragraph-rsid="000cd8a3"/>
    </style:style>
    <style:style style:name="P4" style:family="paragraph" style:parent-style-name="Standard">
      <style:text-properties fo:font-weight="bold" officeooo:rsid="0001f391" officeooo:paragraph-rsid="0001f391" style:font-weight-asian="bold" style:font-weight-complex="bold"/>
    </style:style>
    <style:style style:name="P5" style:family="paragraph" style:parent-style-name="Standard">
      <style:text-properties fo:font-weight="bold" officeooo:rsid="0001f391" officeooo:paragraph-rsid="0003bb73" style:font-weight-asian="bold" style:font-weight-complex="bold"/>
    </style:style>
    <style:style style:name="P6" style:family="paragraph" style:parent-style-name="Standard">
      <style:text-properties fo:font-weight="bold" officeooo:rsid="0003bb73" officeooo:paragraph-rsid="0003bb73" style:font-weight-asian="bold" style:font-weight-complex="bold"/>
    </style:style>
    <style:style style:name="P7" style:family="paragraph" style:parent-style-name="Standard">
      <style:text-properties officeooo:rsid="0003bb73" officeooo:paragraph-rsid="0003bb73"/>
    </style:style>
    <style:style style:name="P8" style:family="paragraph" style:parent-style-name="Standard">
      <style:text-properties style:font-name="Calibri Light" style:text-underline-style="solid" style:text-underline-width="auto" style:text-underline-color="font-color" fo:font-weight="bold" officeooo:rsid="0001f391" officeooo:paragraph-rsid="0003bb73" style:font-weight-asian="bold" style:font-name-complex="Calibri Light1" style:font-weight-complex="bold"/>
    </style:style>
    <style:style style:name="P9" style:family="paragraph" style:parent-style-name="Standard">
      <style:text-properties style:font-name="Courier New" fo:font-size="10pt" officeooo:rsid="0001f391" officeooo:paragraph-rsid="0003bb73" style:font-name-asian="Times New Roman" style:font-size-asian="10pt" style:language-asian="en" style:country-asian="IN" style:font-name-complex="Courier New1" style:font-size-complex="10pt"/>
    </style:style>
    <style:style style:name="P10" style:family="paragraph" style:parent-style-name="Standard">
      <style:text-properties style:font-name="Courier New" fo:font-size="10pt" fo:font-weight="normal" officeooo:rsid="0003bb73" officeooo:paragraph-rsid="0003bb73" style:font-name-asian="Times New Roman" style:font-size-asian="10pt" style:language-asian="en" style:country-asian="IN" style:font-weight-asian="normal" style:font-name-complex="Courier New1" style:font-size-complex="10pt" style:font-weight-complex="normal"/>
    </style:style>
    <style:style style:name="P11" style:family="paragraph" style:parent-style-name="Standard">
      <style:text-properties fo:font-weight="normal" officeooo:rsid="0003bb73" officeooo:paragraph-rsid="0003bb73" style:font-weight-asian="normal" style:font-weight-complex="normal"/>
    </style:style>
    <style:style style:name="P12" style:family="paragraph" style:parent-style-name="List_20_Paragraph" style:list-style-name="WWNum7">
      <style:text-properties style:font-name="Calibri Light" fo:font-size="10pt" style:text-underline-style="solid" style:text-underline-width="auto" style:text-underline-color="font-color" fo:font-weight="bold" officeooo:rsid="0001f391" officeooo:paragraph-rsid="0003bb73" style:font-name-asian="Times New Roman" style:font-size-asian="10pt" style:language-asian="en" style:country-asian="IN" style:font-weight-asian="bold" style:font-name-complex="Calibri Light1" style:font-size-complex="10pt" style:font-weight-complex="bold"/>
    </style:style>
    <style:style style:name="P13" style:family="paragraph" style:parent-style-name="List_20_Paragraph" style:list-style-name="WWNum7">
      <style:text-properties style:font-name="Calibri Light" style:text-underline-style="solid" style:text-underline-width="auto" style:text-underline-color="font-color" fo:font-weight="bold" officeooo:rsid="0003bb73" officeooo:paragraph-rsid="0003bb73" style:font-weight-asian="bold" style:font-name-complex="Calibri Light1" style:font-weight-complex="bold"/>
    </style:style>
    <style:style style:name="T1" style:family="text">
      <style:text-properties fo:font-weight="bold" officeooo:rsid="0003bb73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bb73" style:font-weight-asian="normal" style:font-weight-complex="normal"/>
    </style:style>
    <style:style style:name="T4" style:family="text">
      <style:text-properties officeooo:rsid="0003bb73"/>
    </style:style>
    <style:style style:name="T5" style:family="tex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6" style:family="text">
      <style:text-properties style:font-name="Courier New" fo:font-size="10pt" fo:font-weight="normal" style:font-name-asian="Times New Roman" style:font-size-asian="10pt" style:language-asian="en" style:country-asian="IN" style:font-weight-asian="normal" style:font-name-complex="Courier New1" style:font-size-complex="10pt" style:font-weight-complex="normal"/>
    </style:style>
    <style:style style:name="T7" style:family="text">
      <style:text-properties style:font-name="Courier New" fo:font-size="10pt" fo:font-weight="normal" officeooo:rsid="0003bb73" style:font-name-asian="Times New Roman" style:font-size-asian="10pt" style:language-asian="en" style:country-asian="IN" style:font-weight-asian="normal" style:font-name-complex="Courier New1" style:font-size-complex="10pt" style:font-weight-complex="normal"/>
    </style:style>
    <style:style style:name="T8" style:family="text">
      <style:text-properties style:font-name="Courier New" fo:font-size="10pt" fo:font-weight="bold" style:font-name-asian="Times New Roman" style:font-size-asian="10pt" style:language-asian="en" style:country-asian="IN" style:font-weight-asian="bold" style:font-name-complex="Courier New1" style:font-size-complex="10pt" style:font-weight-complex="bold"/>
    </style:style>
    <style:style style:name="T9" style:family="text">
      <style:text-properties style:font-name="Calibri Light" fo:font-size="10pt" style:font-name-asian="Times New Roman" style:font-size-asian="10pt" style:language-asian="en" style:country-asian="IN" style:font-name-complex="Calibri Light1" style:font-size-complex="10pt"/>
    </style:style>
    <style:style style:name="T10" style:family="text">
      <style:text-properties style:font-name="Calibri Light" fo:font-size="10pt" officeooo:rsid="00052ded" style:font-name-asian="Times New Roman" style:font-size-asian="10pt" style:language-asian="en" style:country-asian="IN" style:font-name-complex="Calibri Light1" style:font-size-complex="10pt"/>
    </style:style>
    <style:style style:name="T11" style:family="text">
      <style:text-properties style:font-name="Calibri Light" fo:font-weight="normal" officeooo:rsid="0003bb73" style:font-weight-asian="normal" style:font-name-complex="Calibri Light1" style:font-weight-complex="normal"/>
    </style:style>
    <style:style style:name="T12" style:family="text">
      <style:text-properties officeooo:rsid="00077ca4"/>
    </style:style>
    <style:style style:name="T13" style:family="text">
      <style:text-properties officeooo:rsid="000cd8a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0eb0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open teminal</text:p>
      <text:p text:style-name="P4"/>
      <text:p text:style-name="P1">Step1 : connect type c cable for data transfer.</text:p>
      <text:p text:style-name="P1">Step2 : connect HDMI for projector connection</text:p>
      <text:p text:style-name="P1">Step3 : connect USB camera</text:p>
      <text:p text:style-name="P1">Step4 : connect step<text:span text:style-name="T12">1</text:span> cable to laptop usb port</text:p>
      <text:p text:style-name="P1">Step5 : connect type c power cable to adapter power supply</text:p>
      <text:p text:style-name="P1"/>
      <text:p text:style-name="P1">cmd : mdt shell ....... for mendel console on terminal</text:p>
      <text:p text:style-name="P1"/>
      <text:p text:style-name="P4">Posenet -------- </text:p>
      <text:p text:style-name="P1"/>
      <text:p text:style-name="P1">navigate to posenet project folder</text:p>
      <text:p text:style-name="P1"/>
      <text:p text:style-name="P3">cmd <text:s/>: python3 pose_camera.py <text:s/>--videosrc <text:s/>/dev/video1 <text:s text:c="2"/>( for posenet ) <text:s/></text:p>
      <text:p text:style-name="P3">python3 pose_camera.py <text:s/>--videosrc /dev/video1 –<text:span text:style-name="T13">res 480x360</text:span></text:p>
      <text:p text:style-name="P1"/>
      <text:p text:style-name="P1"/>
      <text:p text:style-name="P1">cmd <text:s/>: python3 anonymizer.py <text:s/>--videosrc <text:s/>/<text:span text:style-name="T14">d</text:span><text:span text:style-name="T15">ev/</text:span>video1 <text:s text:c="2"/>( for ghost pose )</text:p>
      <text:p text:style-name="P1"/>
      <text:p text:style-name="P1">cmd <text:s/>: pythonn3 synthesizer.py <text:s/>--videosrc <text:s/>/ dev / video1 <text:s text:c="2"/>( for music pose )</text:p>
      <text:p text:style-name="P1"/>
      <text:p text:style-name="P1"/>
      <text:p text:style-name="P4">Coral- setup / helmet_detection -------- </text:p>
      <text:p text:style-name="P1"/>
      <text:p text:style-name="P1">navigate to <text:span text:style-name="T2">Coral- setup / helmet_detection</text:span></text:p>
      <text:p text:style-name="P1"/>
      <text:p text:style-name="P1">cmd <text:s/>: python3 detect_video.py -m output_tflite_graph_helmet_image_edgetpu.tflite -l helmet_label.txt <text:s text:c="2"/>( for helmet_detection )</text:p>
      <text:p text:style-name="P1"/>
      <text:p text:style-name="P5">Coral- setup / shredder-machine-edgetpu -------- </text:p>
      <text:p text:style-name="P2"/>
      <text:p text:style-name="P2">navigate to <text:span text:style-name="T2">Coral- setup / shredder-machine-edgetpu</text:span></text:p>
      <text:p text:style-name="P2"/>
      <text:p text:style-name="P2">cmd <text:s/>: python3 hand_detection.py</text:p>
      <text:p text:style-name="P2"/>
      <text:p text:style-name="P8"/>
      <text:p text:style-name="P5"><text:span text:style-name="T4">googleCoralExamples</text:span> -------- </text:p>
      <text:p text:style-name="P2"/>
      <text:p text:style-name="P2">navigate to <text:span text:style-name="T3">googleCoralExamples</text:span></text:p>
      <text:p text:style-name="P2"/>
      <text:p text:style-name="P6">Step 1 : <text:s/>( <text:span text:style-name="T2">this one is to export your model and label map path </text:span>)</text:p>
      <text:p text:style-name="P2"><text:tab/>cmd <text:s/>: <text:span text:style-name="T5">export DEMO_FILES="</text:span><text:span text:style-name="T7">googleCoralExamples</text:span><text:span text:style-name="T5">/google_coral"</text:span></text:p>
      <text:p text:style-name="P9"/>
      <text:p text:style-name="P6"><text:span text:style-name="T5">Step2 : ( </text:span><text:span text:style-name="T6">this one is to expose your public ip to access it from any device within the same network on intranet)</text:span></text:p>
      <text:p text:style-name="P10"/>
      <text:p text:style-name="P7"><text:span text:style-name="T5"><text:tab/></text:span><text:span text:style-name="T8">cmd</text:span><text:span text:style-name="T5"> : ip addr | grep wlan0</text:span></text:p>
      <text:p text:style-name="P9"/>
      <text:p text:style-name="P5"/>
      <text:list xml:id="list5528619228783711883" text:style-name="WWNum7">
        <text:list-item>
          <text:p text:style-name="P12">Image Classification/Object Classification</text:p>
          <text:p text:style-name="P12"/>
        </text:list-item>
      </text:list>
      <text:p text:style-name="P7"><text:soft-page-break/><text:span text:style-name="T8">Step 1 :</text:span><text:span text:style-name="T5"> </text:span></text:p>
      <text:p text:style-name="P7"><text:span text:style-name="T5"><text:tab/>cmd : </text:span><text:span text:style-name="T9">edgetpu_classify_server --source /dev/video1:YUY2:640x480:30/1 <text:s/>--model ${DEMO_FILES}/mobilenet_v2_1.0_224_quant_edgetpu.tflite --labels ${DEMO_FILES}/imagenet_labels.tx</text:span><text:span text:style-name="T10">t</text:span></text:p>
      <text:p text:style-name="P2"/>
      <text:p text:style-name="P11"/>
      <text:p text:style-name="P6"/>
      <text:list xml:id="list142610036213937" text:continue-numbering="true" text:style-name="WWNum7">
        <text:list-item>
          <text:p text:style-name="P13">Object Detection</text:p>
        </text:list-item>
      </text:list>
      <text:p text:style-name="P2"><text:s/><text:span text:style-name="T1">Step 1 :</text:span></text:p>
      <text:p text:style-name="P2"><text:span text:style-name="T1"><text:tab/>cmd : </text:span><text:span text:style-name="T11">edgetpu_detect_server --source /dev/video1:YUY2:640x480:30/1 --model ${DEMO_FILES}/mobilenet_ssd_v2_coco_quant_postprocess_edgetpu.tflite --labels ${DEMO_FILES}/coco_labels.txt</text:span><text:span text:style-name="T1"> </text:span>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1:57:57.498157253</meta:creation-date>
    <dc:date>2020-07-18T14:26:08.557899136</dc:date>
    <meta:editing-duration>PT16H2M4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235" meta:character-count="1735" meta:non-whitespace-character-count="1506"/>
  </office:meta>
</office:document-meta>
</file>